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8dd85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0" style:family="paragraph" style:parent-style-name="Standard">
      <style:text-properties officeooo:paragraph-rsid="00fbc9e2"/>
    </style:style>
    <style:style style:name="P11" style:family="paragraph" style:parent-style-name="Standard">
      <style:text-properties officeooo:rsid="00405e41" officeooo:paragraph-rsid="01424dcb"/>
    </style:style>
    <style:style style:name="P12" style:family="paragraph" style:parent-style-name="Standard">
      <style:paragraph-properties fo:text-align="justify" style:justify-single-word="false"/>
      <style:text-properties officeooo:rsid="01543ee1" officeooo:paragraph-rsid="01543ee1"/>
    </style:style>
    <style:style style:name="P13" style:family="paragraph" style:parent-style-name="Text_20_body">
      <style:paragraph-properties fo:text-align="justify" style:justify-single-word="false"/>
      <style:text-properties officeooo:rsid="010a4d45" officeooo:paragraph-rsid="011fd87c"/>
    </style:style>
    <style:style style:name="P14" style:family="paragraph" style:parent-style-name="Text_20_body">
      <style:paragraph-properties fo:text-align="justify" style:justify-single-word="false"/>
      <style:text-properties officeooo:rsid="010a4d45" officeooo:paragraph-rsid="0163094d"/>
    </style:style>
    <style:style style:name="P15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b3b7f6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b21b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b4d27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6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d3d6d"/>
    </style:style>
    <style:style style:name="P27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ea6b5"/>
    </style:style>
    <style:style style:name="P28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424dcb"/>
    </style:style>
    <style:style style:name="P30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fo:font-style="normal" officeooo:rsid="014d3d6d" officeooo:paragraph-rsid="014ea6b5" style:font-style-asian="normal" style:font-style-complex="normal"/>
    </style:style>
    <style:style style:name="P3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15cb931"/>
    </style:style>
    <style:style style:name="P32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33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3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35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b21b"/>
    </style:style>
    <style:style style:name="P36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37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b4d27"/>
    </style:style>
    <style:style style:name="P38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39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40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41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57e5d3"/>
    </style:style>
    <style:style style:name="P42" style:family="paragraph" style:parent-style-name="Footnote">
      <style:text-properties officeooo:rsid="013f9216" officeooo:paragraph-rsid="013f9216"/>
    </style:style>
    <style:style style:name="P43" style:family="paragraph" style:parent-style-name="Footnote">
      <style:text-properties officeooo:rsid="0160a5b3" officeooo:paragraph-rsid="0160a5b3"/>
    </style:style>
    <style:style style:name="P44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45" style:family="paragraph" style:parent-style-name="Heading_20_4">
      <style:text-properties fo:font-variant="small-caps" fo:font-style="normal" fo:font-weight="bold" officeooo:rsid="01440d1d" officeooo:paragraph-rsid="0144b21b" style:font-style-asian="normal" style:font-weight-asian="bold" style:font-style-complex="normal" style:font-weight-complex="bold"/>
    </style:style>
    <style:style style:name="P46" style:family="paragraph" style:parent-style-name="Heading_20_4">
      <style:text-properties officeooo:paragraph-rsid="014b4d27"/>
    </style:style>
    <style:style style:name="P47" style:family="paragraph" style:parent-style-name="Standard" style:list-style-name="L1">
      <style:paragraph-properties fo:margin-top="0cm" fo:margin-bottom="0.199cm" loext:contextual-spacing="false"/>
      <style:text-properties officeooo:rsid="00389b89" officeooo:paragraph-rsid="0157e5d3"/>
    </style:style>
    <style:style style:name="P48" style:family="paragraph" style:parent-style-name="Standard" style:list-style-name="L1">
      <style:paragraph-properties fo:margin-top="0cm" fo:margin-bottom="0.199cm" loext:contextual-spacing="false"/>
      <style:text-properties fo:font-weight="bold" officeooo:rsid="00389b89" officeooo:paragraph-rsid="0157e5d3" style:font-weight-asian="bold" style:font-weight-complex="bold"/>
    </style:style>
    <style:style style:name="P49" style:family="paragraph" style:parent-style-name="Standard" style:list-style-name="L1">
      <style:paragraph-properties fo:margin-top="0cm" fo:margin-bottom="0.199cm" loext:contextual-spacing="false"/>
      <style:text-properties officeooo:rsid="0038cc2f" officeooo:paragraph-rsid="0157e5d3"/>
    </style:style>
    <style:style style:name="P50" style:family="paragraph" style:parent-style-name="Heading_20_1">
      <style:text-properties officeooo:paragraph-rsid="00f9d82c"/>
    </style:style>
    <style:style style:name="P51" style:family="paragraph" style:parent-style-name="Heading_20_3">
      <style:text-properties officeooo:rsid="0102a55f" officeooo:paragraph-rsid="0157e5d3"/>
    </style:style>
    <style:style style:name="P52" style:family="paragraph" style:parent-style-name="Heading_20_3">
      <style:text-properties officeooo:rsid="015b59bb" officeooo:paragraph-rsid="015b59bb"/>
    </style:style>
    <style:style style:name="P53" style:family="paragraph" style:parent-style-name="Heading_20_3">
      <style:text-properties officeooo:rsid="0155ba17" officeooo:paragraph-rsid="01653c38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1b0d"/>
    </style:style>
    <style:style style:name="T4" style:family="text">
      <style:text-properties officeooo:rsid="0016e9aa"/>
    </style:style>
    <style:style style:name="T5" style:family="text">
      <style:text-properties officeooo:rsid="0018dd8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cc2f" style:font-style-asian="italic" style:font-style-complex="italic"/>
    </style:style>
    <style:style style:name="T8" style:family="text">
      <style:text-properties fo:font-style="italic" officeooo:rsid="003caf77" style:font-style-asian="italic" style:font-style-complex="italic"/>
    </style:style>
    <style:style style:name="T9" style:family="text">
      <style:text-properties fo:font-style="italic" officeooo:rsid="003c102f" style:font-style-asian="italic" style:font-style-complex="italic"/>
    </style:style>
    <style:style style:name="T10" style:family="text">
      <style:text-properties fo:font-style="italic" officeooo:rsid="003bad49" style:font-style-asian="italic" style:font-style-complex="italic"/>
    </style:style>
    <style:style style:name="T11" style:family="text">
      <style:text-properties fo:font-style="italic" officeooo:rsid="00405e41" style:font-style-asian="italic" style:font-style-complex="italic"/>
    </style:style>
    <style:style style:name="T12" style:family="text">
      <style:text-properties fo:font-style="italic" officeooo:rsid="0078af0d" style:font-style-asian="italic" style:font-style-complex="italic"/>
    </style:style>
    <style:style style:name="T13" style:family="text">
      <style:text-properties fo:font-style="italic" officeooo:rsid="0078bc81" style:font-style-asian="italic" style:font-style-complex="italic"/>
    </style:style>
    <style:style style:name="T14" style:family="text">
      <style:text-properties fo:font-style="italic" officeooo:rsid="00b17031" style:font-style-asian="italic" style:font-style-complex="italic"/>
    </style:style>
    <style:style style:name="T15" style:family="text">
      <style:text-properties fo:font-style="italic" officeooo:rsid="00bd867a" style:font-style-asian="italic" style:font-style-complex="italic"/>
    </style:style>
    <style:style style:name="T16" style:family="text">
      <style:text-properties fo:font-style="italic" officeooo:rsid="00cbf2c6" style:font-style-asian="italic" style:font-style-complex="italic"/>
    </style:style>
    <style:style style:name="T17" style:family="text">
      <style:text-properties fo:font-style="italic" officeooo:rsid="00ebe6f7" style:font-style-asian="italic" style:font-style-complex="italic"/>
    </style:style>
    <style:style style:name="T18" style:family="text">
      <style:text-properties fo:font-style="italic" officeooo:rsid="00ec9600" style:font-style-asian="italic" style:font-style-complex="italic"/>
    </style:style>
    <style:style style:name="T19" style:family="text">
      <style:text-properties fo:font-style="italic" officeooo:rsid="00ed74ba" style:font-style-asian="italic" style:font-style-complex="italic"/>
    </style:style>
    <style:style style:name="T20" style:family="text">
      <style:text-properties fo:font-style="italic" officeooo:rsid="010709b2" style:font-style-asian="italic" style:font-style-complex="italic"/>
    </style:style>
    <style:style style:name="T21" style:family="text">
      <style:text-properties fo:font-style="italic" officeooo:rsid="00678f38" style:font-style-asian="italic" style:font-style-complex="italic"/>
    </style:style>
    <style:style style:name="T22" style:family="text">
      <style:text-properties fo:font-style="italic" officeooo:rsid="00bb1cf8" style:font-style-asian="italic" style:font-style-complex="italic"/>
    </style:style>
    <style:style style:name="T23" style:family="text">
      <style:text-properties fo:font-style="italic" officeooo:rsid="01065f4b" style:font-style-asian="italic" style:font-style-complex="italic"/>
    </style:style>
    <style:style style:name="T24" style:family="text">
      <style:text-properties fo:font-style="italic" officeooo:rsid="013f9216" style:font-style-asian="italic" style:font-style-complex="italic"/>
    </style:style>
    <style:style style:name="T25" style:family="text">
      <style:text-properties fo:font-style="italic" officeooo:rsid="00c6a641" style:font-style-asian="italic" style:font-style-complex="italic"/>
    </style:style>
    <style:style style:name="T26" style:family="text">
      <style:text-properties fo:font-style="italic" officeooo:rsid="0093d487" style:font-style-asian="italic" style:font-style-complex="italic"/>
    </style:style>
    <style:style style:name="T27" style:family="text">
      <style:text-properties fo:font-style="italic" officeooo:rsid="015cb931" style:font-style-asian="italic" style:font-style-complex="italic"/>
    </style:style>
    <style:style style:name="T28" style:family="text">
      <style:text-properties fo:font-style="italic" officeooo:rsid="014efb70" style:font-style-asian="italic" style:font-style-complex="italic"/>
    </style:style>
    <style:style style:name="T29" style:family="text">
      <style:text-properties fo:font-style="italic" officeooo:rsid="015300a8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144b21b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5cb931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405e41" style:font-weight-asian="bold" style:font-weight-complex="bold"/>
    </style:style>
    <style:style style:name="T37" style:family="text">
      <style:text-properties fo:font-weight="bold" officeooo:rsid="005b7e8f" style:font-weight-asian="bold" style:font-weight-complex="bold"/>
    </style:style>
    <style:style style:name="T38" style:family="text">
      <style:text-properties fo:font-weight="bold" officeooo:rsid="0059ca04" style:font-weight-asian="bold" style:font-weight-complex="bold"/>
    </style:style>
    <style:style style:name="T39" style:family="text">
      <style:text-properties fo:font-weight="bold" officeooo:rsid="008d535f" style:font-weight-asian="bold" style:font-weight-complex="bold"/>
    </style:style>
    <style:style style:name="T40" style:family="text">
      <style:text-properties fo:font-weight="bold" officeooo:rsid="00d4b5c9" style:font-weight-asian="bold" style:font-weight-complex="bold"/>
    </style:style>
    <style:style style:name="T41" style:family="text">
      <style:text-properties fo:font-weight="bold" officeooo:rsid="00f9d82c" style:font-weight-asian="bold" style:font-weight-complex="bold"/>
    </style:style>
    <style:style style:name="T42" style:family="text">
      <style:text-properties fo:font-weight="bold" officeooo:rsid="00382174" style:font-weight-asian="bold" style:font-weight-complex="bold"/>
    </style:style>
    <style:style style:name="T43" style:family="text">
      <style:text-properties fo:font-weight="bold" officeooo:rsid="00074818" style:font-weight-asian="bold" style:font-weight-complex="bold"/>
    </style:style>
    <style:style style:name="T44" style:family="text">
      <style:text-properties fo:font-weight="bold" officeooo:rsid="00b3b7f6" style:font-weight-asian="bold" style:font-weight-complex="bold"/>
    </style:style>
    <style:style style:name="T45" style:family="text">
      <style:text-properties fo:font-weight="bold" officeooo:rsid="01065f4b" style:font-weight-asian="bold" style:font-weight-complex="bold"/>
    </style:style>
    <style:style style:name="T46" style:family="text">
      <style:text-properties fo:font-weight="bold" officeooo:rsid="013f9216" style:font-weight-asian="bold" style:font-weight-complex="bold"/>
    </style:style>
    <style:style style:name="T47" style:family="text">
      <style:text-properties fo:font-weight="bold" officeooo:rsid="003c102f" style:font-weight-asian="bold" style:font-weight-complex="bold"/>
    </style:style>
    <style:style style:name="T48" style:family="text">
      <style:text-properties fo:font-weight="bold" officeooo:rsid="00d9839a" style:font-weight-asian="bold" style:font-weight-complex="bold"/>
    </style:style>
    <style:style style:name="T49" style:family="text">
      <style:text-properties fo:font-weight="bold" officeooo:rsid="015300a8" style:font-weight-asian="bold" style:font-weight-complex="bold"/>
    </style:style>
    <style:style style:name="T50" style:family="text">
      <style:text-properties officeooo:rsid="0038cc2f"/>
    </style:style>
    <style:style style:name="T51" style:family="text">
      <style:text-properties officeooo:rsid="003bad49"/>
    </style:style>
    <style:style style:name="T52" style:family="text">
      <style:text-properties fo:font-style="normal" officeooo:rsid="003ca7da" style:font-style-asian="normal" style:font-style-complex="normal"/>
    </style:style>
    <style:style style:name="T53" style:family="text">
      <style:text-properties fo:font-style="normal" officeooo:rsid="003caf77" style:font-style-asian="normal" style:font-style-complex="normal"/>
    </style:style>
    <style:style style:name="T54" style:family="text">
      <style:text-properties fo:font-style="normal" officeooo:rsid="0078bc81" style:font-style-asian="normal" style:font-style-complex="normal"/>
    </style:style>
    <style:style style:name="T55" style:family="text">
      <style:text-properties fo:font-style="normal" officeooo:rsid="00ebe6f7" style:font-style-asian="normal" style:font-style-complex="normal"/>
    </style:style>
    <style:style style:name="T56" style:family="text">
      <style:text-properties fo:font-style="normal" officeooo:rsid="00ec9600" style:font-style-asian="normal" style:font-style-complex="normal"/>
    </style:style>
    <style:style style:name="T57" style:family="text">
      <style:text-properties fo:font-style="normal" officeooo:rsid="00678f38" style:font-style-asian="normal" style:font-style-complex="normal"/>
    </style:style>
    <style:style style:name="T58" style:family="text">
      <style:text-properties fo:font-style="normal" officeooo:rsid="014b4d27" style:font-style-asian="normal" style:font-style-complex="normal"/>
    </style:style>
    <style:style style:name="T59" style:family="text">
      <style:text-properties fo:font-style="normal" officeooo:rsid="014d3d6d" style:font-style-asian="normal" style:font-style-complex="normal"/>
    </style:style>
    <style:style style:name="T60" style:family="text">
      <style:text-properties fo:font-style="normal" officeooo:rsid="014ea6b5" style:font-style-asian="normal" style:font-style-complex="normal"/>
    </style:style>
    <style:style style:name="T61" style:family="text">
      <style:text-properties fo:font-style="normal" fo:font-weight="normal" officeooo:rsid="0144baf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64" style:family="text">
      <style:text-properties officeooo:rsid="003caf77"/>
    </style:style>
    <style:style style:name="T65" style:family="text">
      <style:text-properties officeooo:rsid="00405e41"/>
    </style:style>
    <style:style style:name="T66" style:family="text">
      <style:text-properties officeooo:rsid="0059ca04"/>
    </style:style>
    <style:style style:name="T67" style:family="text">
      <style:text-properties officeooo:rsid="00644508"/>
    </style:style>
    <style:style style:name="T68" style:family="text">
      <style:text-properties officeooo:rsid="00685954"/>
    </style:style>
    <style:style style:name="T69" style:family="text">
      <style:text-properties officeooo:rsid="006cf863"/>
    </style:style>
    <style:style style:name="T70" style:family="text">
      <style:text-properties officeooo:rsid="0079e547"/>
    </style:style>
    <style:style style:name="T71" style:family="text">
      <style:text-properties officeooo:rsid="008b9ce0"/>
    </style:style>
    <style:style style:name="T72" style:family="text">
      <style:text-properties officeooo:rsid="0093d487"/>
    </style:style>
    <style:style style:name="T73" style:family="text">
      <style:text-properties officeooo:rsid="00b5a6f8"/>
    </style:style>
    <style:style style:name="T74" style:family="text">
      <style:text-properties officeooo:rsid="00bd867a"/>
    </style:style>
    <style:style style:name="T75" style:family="text">
      <style:text-properties officeooo:rsid="00c6a641"/>
    </style:style>
    <style:style style:name="T76" style:family="text">
      <style:text-properties officeooo:rsid="00dac70e"/>
    </style:style>
    <style:style style:name="T77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variant="small-caps" fo:font-weight="bold" style:font-weight-asian="bold" style:font-weight-complex="bold"/>
    </style:style>
    <style:style style:name="T79" style:family="text">
      <style:text-properties fo:font-variant="small-caps" fo:color="#808080" style:font-name="Liberation Sans" fo:font-size="13.3000001907349pt" fo:font-style="normal" fo:font-weight="bold" officeooo: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80" style:family="text">
      <style:text-properties officeooo:rsid="00e58a55"/>
    </style:style>
    <style:style style:name="T81" style:family="text">
      <style:text-properties officeooo:rsid="00e752bc"/>
    </style:style>
    <style:style style:name="T82" style:family="text">
      <style:text-properties officeooo:rsid="00e87ef7"/>
    </style:style>
    <style:style style:name="T83" style:family="text">
      <style:text-properties officeooo:rsid="00ed74ba"/>
    </style:style>
    <style:style style:name="T84" style:family="text">
      <style:text-properties officeooo:rsid="00ede917"/>
    </style:style>
    <style:style style:name="T85" style:family="text">
      <style:text-properties officeooo:rsid="00ef3976"/>
    </style:style>
    <style:style style:name="T86" style:family="text">
      <style:text-properties officeooo:rsid="00f9d82c"/>
    </style:style>
    <style:style style:name="T87" style:family="text">
      <style:text-properties officeooo:rsid="00fc752b"/>
    </style:style>
    <style:style style:name="T88" style:family="text">
      <style:text-properties officeooo:rsid="00fd6318"/>
    </style:style>
    <style:style style:name="T89" style:family="text">
      <style:text-properties officeooo:rsid="00678f38"/>
    </style:style>
    <style:style style:name="T90" style:family="text">
      <style:text-properties officeooo:rsid="00bb1cf8"/>
    </style:style>
    <style:style style:name="T91" style:family="text">
      <style:text-properties officeooo:rsid="01424dcb"/>
    </style:style>
    <style:style style:name="T92" style:family="text">
      <style:text-properties officeooo:rsid="00b3b7f6"/>
    </style:style>
    <style:style style:name="T93" style:family="text">
      <style:text-properties officeooo:rsid="0144b21b"/>
    </style:style>
    <style:style style:name="T94" style:family="text">
      <style:text-properties officeooo:rsid="0144baf4"/>
    </style:style>
    <style:style style:name="T95" style:family="text">
      <style:text-properties officeooo:rsid="00611dbc"/>
    </style:style>
    <style:style style:name="T96" style:family="text">
      <style:text-properties officeooo:rsid="014b4d27"/>
    </style:style>
    <style:style style:name="T97" style:family="text">
      <style:text-properties officeooo:rsid="005eab71"/>
    </style:style>
    <style:style style:name="T98" style:family="text">
      <style:text-properties officeooo:rsid="01065f4b"/>
    </style:style>
    <style:style style:name="T99" style:family="text">
      <style:text-properties officeooo:rsid="013f9216"/>
    </style:style>
    <style:style style:name="T100" style:family="text">
      <style:text-properties officeooo:rsid="013d9099"/>
    </style:style>
    <style:style style:name="T101" style:family="text">
      <style:text-properties officeooo:rsid="0158a615"/>
    </style:style>
    <style:style style:name="T102" style:family="text">
      <style:text-properties officeooo:rsid="015cb931"/>
    </style:style>
    <style:style style:name="T103" style:family="text">
      <style:text-properties officeooo:rsid="015da947"/>
    </style:style>
    <style:style style:name="T104" style:family="text">
      <style:text-properties officeooo:rsid="014efb70"/>
    </style:style>
    <style:style style:name="T105" style:family="text">
      <style:text-properties officeooo:rsid="015300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Mów mi Python! <text:span text:style-name="T101">–</text:span> <text:span text:style-name="T101">warsztaty 8 godz.</text:span></text:h>
      <text:p text:style-name="P10"><text:span text:style-name="T86">– czyli </text:span><text:span text:style-name="T41">p</text:span><text:span text:style-name="T35">rogramowani</text:span><text:span text:style-name="T42">e</text:span><text:span text:style-name="T35"> </text:span><text:span text:style-name="T43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5"/>
      <text:p text:style-name="P5"/>
      <text:h text:style-name="Heading_20_3" text:outline-level="3">Po co, <text:span text:style-name="T4">czyli cele</text:span></text:h>
      <text:p text:style-name="P6">Celem <text:span text:style-name="T87">projektu</text:span> jest zachęc<text:span text:style-name="T3">a</text:span>nie nauczycieli i uczniów do programowania <text:span text:style-name="T3">z</text:span> wykorzystaniem języka Python. <text:span text:style-name="T2">Przygotowane materiały prezentują zarówno zalety języka, jak i podstawowe pojęcia związane z tworzeniem programów i algorytmiką.</text:span></text:p>
      <text:p text:style-name="P7"/>
      <text:p text:style-name="P9"><text:span text:style-name="T88">Ogólnym celem projektu</text:span> jest <text:span text:style-name="T88">propagowanie myślenia komputacyjnego, natomiast praktycznym rezultatem szkoleń ma być </text:span>wyposażenie uczestników w minimum wiedzy i umiejętności umożliwiających samodzielne kodowanie w Pythonie.</text:p>
      <text:p text:style-name="P5"/>
      <text:h text:style-name="Heading_20_3" text:outline-level="3">Dla kogo, <text:span text:style-name="T4">czyli co musi wiedzieć uczestnik</text:span></text:h>
      <text:p text:style-name="P12">Dla nauczycieli, którzy brali udział w pierwszej edycji programu „Koduj z klasą”.</text:p>
      <text:p text:style-name="P8"/>
      <text:h text:style-name="P51" text:outline-level="3">Oprogramowanie</text:h>
      <text:list xml:id="list5035027028501536464" text:style-name="L1">
        <text:list-item>
          <text:p text:style-name="P47"><text:span text:style-name="T62">Interpreter </text:span><text:span text:style-name="T30">Pythona</text:span> w wersji <text:span text:style-name="T35">2.7.x</text:span>.<text:note text:id="ftn1" text:note-class="footnote"><text:note-citation>1</text:note-citation><text:note-body><text:p text:style-name="P42">Wykorzystanie wersji 3.x interpretera również jest możliwe, ale wymaga poprawiania kodu.</text:p></text:note-body></text:note></text:p>
        </text:list-item>
        <text:list-item>
          <text:p text:style-name="P48">System operacyjny:</text:p>
          <text:list>
            <text:list-item>
              <text:p text:style-name="P47"><text:span text:style-name="T30">Linux</text:span><text:span text:style-name="T6"> </text:span>w wersji <text:a xlink:type="simple" xlink:href="http://python101.readthedocs.org/pl/latest/env/live.html" text:style-name="Internet_20_link" text:visited-style-name="Visited_20_Internet_20_Link"><text:span text:style-name="T24">li</text:span></text:a><text:a xlink:type="simple" xlink:href="http://python101.readthedocs.org/pl/latest/env/live.html" text:style-name="Internet_20_link" text:visited-style-name="Visited_20_Internet_20_Link"><text:span text:style-name="T6">ve USB</text:span></text:a> <text:span text:style-name="T99">(polecamy </text:span><text:a xlink:type="simple" xlink:href="http://python101.readthedocs.org/pl/latest/env/live.html#polecane-dystrybucje" text:style-name="Internet_20_link" text:visited-style-name="Visited_20_Internet_20_Link"><text:span text:style-name="T99">LxPupTahr</text:span></text:a><text:span text:style-name="T99">)</text:span> <text:span text:style-name="T75">lub </text:span><text:span text:style-name="T25">desktop</text:span><text:span text:style-name="T75">, np. (X)Ubuntu lub Debian</text:span>. Python jest domyślnym składnikiem systemu.</text:p>
            </text:list-item>
            <text:list-item>
              <text:p text:style-name="P47"><text:span text:style-name="T99">lub</text:span> <text:span text:style-name="T30">Windows</text:span><text:span text:style-name="T6"> </text:span><text:span text:style-name="T7">7 / 8 / </text:span><text:span text:style-name="T20">10</text:span><text:span text:style-name="T50">. Interpreter Pythona należy doinstalować.</text:span></text:p>
            </text:list-item>
          </text:list>
        </text:list-item>
        <text:list-item>
          <text:p text:style-name="P49"><text:span text:style-name="T46">E</text:span><text:span text:style-name="T35">dytor kodu</text:span>, np. <text:span text:style-name="T6">Geany</text:span>, <text:span text:style-name="T6">PyCharm</text:span>, <text:span text:style-name="T16">Sublime Text, </text:span><text:span text:style-name="T24">Atom</text:span> (działają w obu systemach).</text:p>
        </text:list-item>
        <text:list-item>
          <text:p text:style-name="P49"><text:span text:style-name="T63">Narzędzia dodatkowe</text:span><text:span text:style-name="T52">: </text:span><text:span text:style-name="T8">pip</text:span><text:span text:style-name="T53">, </text:span><text:span text:style-name="T8">virtualenv</text:span><text:span text:style-name="T53">, g</text:span><text:span text:style-name="T6">it</text:span><text:span text:style-name="T64">.</text:span></text:p>
        </text:list-item>
        <text:list-item>
          <text:p text:style-name="P49"><text:span text:style-name="T35">Biblioteki </text:span><text:span text:style-name="T47">i frameworki </text:span><text:span text:style-name="T35">Pythona</text:span> wykorzystywane w przykładach: <text:span text:style-name="T14">Matplotlib,</text:span><text:span text:style-name="T6"> </text:span><text:span text:style-name="T9">Pygame, </text:span><text:span text:style-name="T6">Peewee, SQLAlchemy, Flask, Django, </text:span><text:span text:style-name="T10">Rgkit, RobotGame-bots, </text:span><text:span text:style-name="T12">Rgsimulator</text:span><text:span text:style-name="T51">.</text:span></text:p>
        </text:list-item>
      </text:list>
      <text:p text:style-name="P41"><text:span text:style-name="T45">Uwaga</text:span><text:span text:style-name="T98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23">LxPupTahr</text:span></text:a><text:span text:style-name="T98"> przeznaczoną do instalacji na kluczach USB w trybie </text:span><text:span text:style-name="T23">live</text:span><text:span text:style-name="T98">. System zawiera wszystkie wymagane narzędzia i biblioteki Pythona, umożliwia realizację wszystkich scenariuszy oraz zapis plików tworzonych przez uczestników szkoleń.</text:span></text:p>
      <text:h text:style-name="P53" text:outline-level="3">Co i jak, czyli treści i metody</text:h>
      <text:p text:style-name="P14"><text:span text:style-name="T100">S</text:span>pis wszystkich materiałów przygotowanych w ramach projektu <text:span text:style-name="T104">oraz zalecane metody ich realizacji dostępne są w dokumencie </text:span><text:a xlink:type="simple" xlink:href="https://github.com/koduj-z-klasa/python101/blob/master/docs/warsztaty/python_materialy_metody.pdf" text:style-name="Internet_20_link" text:visited-style-name="Visited_20_Internet_20_Link"><text:span text:style-name="T28">Materiały i metody</text:span></text:a>. <text:span text:style-name="T49">Podstawą szkoleń jest </text:span><text:a xlink:type="simple" xlink:href="http://python101.readthedocs.org/" text:style-name="Internet_20_link" text:visited-style-name="Visited_20_Internet_20_Link"><text:span text:style-name="T34">wersja HTML</text:span></text:a><text:span text:style-name="T105">. Wersje źródłowe dostępne są w repozytorium </text:span><text:a xlink:type="simple" xlink:href="https://github.com/koduj-z-klasa/python101" text:style-name="Internet_20_link" text:visited-style-name="Visited_20_Internet_20_Link"><text:span text:style-name="T29">Python101</text:span></text:a><text:span text:style-name="T105">.</text:span></text:p>
      <text:p text:style-name="P13"/>
      <text:p text:style-name="P15"/>
      <text:h text:style-name="P52" text:outline-level="3"><text:soft-page-break/>Materiał zajęć</text:h>
      <text:p text:style-name="P11"><text:span text:style-name="T79">Toto lotek</text:span><text:span text:style-name="T77"> </text:span></text:p>
      <text:p text:style-name="P33"><text:span text:style-name="T36">Czas realizacji</text:span><text:span text:style-name="T65">: <text:s/>2 * 45 min.</text:span></text:p>
      <text:p text:style-name="P16"><text:span text:style-name="T36">Metody</text:span><text:span text:style-name="T65">: kodowanie programu w edytorze od podstaw, wprowadzanie elementów języka w konsoli interpretera, ćwiczenia samodzielne w zależności od poziomu grupy.</text:span></text:p>
      <text:p text:style-name="P16"><text:span text:style-name="T40">Programy, m</text:span><text:span text:style-name="T36">ateriały </text:span><text:span text:style-name="T39">i środki</text:span><text:span text:style-name="T65">: Python 2.7.x, edytor kodu, terminal, zalecany system Linux live </text:span><text:span text:style-name="T11">LxPupTahr</text:span><text:span text:style-name="T65">, wersja HTML scenariusza </text:span><text:span text:style-name="T31">Duży Lotek, punkty </text:span><text:span text:style-name="T33">1</text:span><text:span text:style-name="T31">.</text:span><text:span text:style-name="T33">2</text:span><text:span text:style-name="T31">.</text:span><text:span text:style-name="T33">6</text:span><text:span text:style-name="T31"> – </text:span><text:span text:style-name="T33">1</text:span><text:span text:style-name="T31">.</text:span><text:span text:style-name="T33">2</text:span><text:span text:style-name="T31">.1</text:span><text:span text:style-name="T33">4</text:span><text:span text:style-name="T65">, kod pełnego programu oraz ewentualne wersje pośrednie. Projektor, dostęp do internetu nie jest konieczny.</text:span></text:p>
      <text:p text:style-name="P16"><text:span text:style-name="T37">Realizacja</text:span><text:span text:style-name="T65">: </text:span></text:p>
      <text:p text:style-name="P29"><text:span text:style-name="T102">Jako punkt wyjścia prosimy każdego o skopiowanie i uruchomienie </text:span><text:span text:style-name="T27">Małego Lotka</text:span><text:span text:style-name="T102">. Przypominamy podstawy programowania w Pythonie (zmienna, pobieranie i wyprowadzanie danych, instrukcja warunkowa). Następnie omawiamy założenia aplikacji </text:span><text:span text:style-name="T26">Duży lotek</text:span><text:span text:style-name="T72">: losowanie i zgadywanie wielu liczb i rozpoczynamy wspólne kodowanie wg materiału.</text:span></text:p>
      <text:p text:style-name="P31">Po ukończeniu można urządzić mini-konkurs, <text:span text:style-name="T102">np. zgadnij 5 wylosowanych z 20 liczb.</text:span></text:p>
      <text:p text:style-name="P18">Budując program <text:span text:style-name="T48">można</text:span> reżyserować błędy <text:span text:style-name="T76">składniowe</text:span> <text:span text:style-name="T71">i logiczne, aby u</text:span>czestnicy <text:span text:style-name="T103">uczyli</text:span> się je dostrzegać i usuwać. Np.: <text:s/>próba użycia liczby pobranej od użytkownika bez przekształcenia jej na typ całkowity, niewłaściwe wcięcia, brak inkrementacji zmiennej iteracyjnej (nieskończona pętla), itp. <text:span text:style-name="T97">Uczymy dobrych praktyk programowania: przejrzystość kodu (odstępy) i komentarze.</text:span></text:p>
      <text:h text:style-name="P44" text:outline-level="4">Wykresy w Pythonie</text:h>
      <text:p text:style-name="P34"><text:span text:style-name="T35">Czas realizacji</text:span>: 1 * <text:span text:style-name="T91">45</text:span> min.</text:p>
      <text:p text:style-name="P20"><text:span text:style-name="T35">Metody</text:span>: <text:span text:style-name="T73">ćwiczenia w konsoli Pythona, wspólnie tworzenie i rozwijanie skryptów generujących wykresy, ćwiczenie samodzielne</text:span></text:p>
      <text:p text:style-name="P19"><text:span text:style-name="T40">Programy, m</text:span><text:span text:style-name="T36">ateriały </text:span><text:span text:style-name="T39">i środki</text:span><text:span text:style-name="T65">:</text:span> <text:span text:style-name="T65">Python 2.7.x, biblioteka </text:span><text:span text:style-name="T11">Matplotlib</text:span><text:span text:style-name="T65">, edytor kodu, terminal, zalecany system Linux live </text:span><text:span text:style-name="T11">LxPupTahr</text:span><text:span text:style-name="T65">, wersja HTML scenariusza </text:span><text:span text:style-name="T31">Python kreśli</text:span><text:span text:style-name="T65">. Projektor, dostęp do internetu nie jest konieczny.</text:span></text:p>
      <text:p text:style-name="P17"><text:span text:style-name="T44">Realizacja</text:span><text:span text:style-name="T92">: Zaczynamy od prostego przykładu w konsoli Pythona, z której cały czas korzystamy. Stopniowo kodujemy przykłady wykorzystując je do praktycznego (!) wprowadzenia </text:span><text:span text:style-name="T22">wyrażeń listowych</text:span><text:span text:style-name="T90"> zastępujących pętle </text:span><text:span text:style-name="T22">for</text:span><text:span text:style-name="T90">. Pokazujemy również mechanizmy związane z indeksowaniem list, m. in. notację wycinkową (ang. </text:span><text:span text:style-name="T15">slice</text:span><text:span text:style-name="T74">). Nie ma potrzeby ani czasu na dokładne wyjaśnienia tych technik. Celem ich użycia jest zaprezentowanie jednej z zalet Pythona: zwięzłości. Jeżeli wystarczy czasu, zachęcamy do samodzielnego sporządzenia wykresu funkcji kwadratowej bądź innej.</text:span></text:p>
      <text:p text:style-name="P17"/>
      <text:h text:style-name="P45" text:outline-level="4"><text:soft-page-break/>Python<text:span text:style-name="T93">izmy</text:span><text:span text:style-name="T93"><text:note text:id="ftn2" text:note-class="footnote"><text:note-citation>2</text:note-citation><text:note-body><text:p text:style-name="P43">Pythonizmy można omówić przy wykresach i grze robotów!</text:p></text:note-body></text:note></text:span></text:h>
      <text:p text:style-name="P35"><text:span text:style-name="T35">Czas realizacji</text:span>: <text:s/><text:span text:style-name="T91">45</text:span> min.</text:p>
      <text:p text:style-name="P21"><text:span text:style-name="T35">Metody</text:span>: <text:span text:style-name="T73">ćwiczenia w konsoli Pythona, wspólnie tworzenie i rozwijanie skryptów, ćwiczenie samodzielne</text:span></text:p>
      <text:p text:style-name="P21"><text:span text:style-name="T40">Programy, m</text:span><text:span text:style-name="T36">ateriały </text:span><text:span text:style-name="T39">i środki</text:span><text:span text:style-name="T65">:</text:span> <text:span text:style-name="T65">Python 2.7.x, edytor kodu, terminal, zalecany system Linux live </text:span><text:span text:style-name="T11">LxPupTahr</text:span><text:span text:style-name="T65">, wersja HTML scenariusza </text:span><text:span text:style-name="T32">Pythonizmy, </text:span><text:span text:style-name="T61">poprzednie wersje utworzonych programów, ewentualnie dane i zadanie maturalne z informatyki rozszerzonej 2015</text:span><text:span text:style-name="T65">. Projektor, dostęp do internetu zalecany.</text:span></text:p>
      <text:p text:style-name="P21"><text:span text:style-name="T35">Realizacja</text:span>: <text:span text:style-name="T93">Ćwiczenie warto przeprowadzić w grupie szczególnie zainteresowanej bądź obeznanej z innymi językami programowania, aby pokazać, na czym polega główna zaleta Pythona – szybkie generowanie kodu. Omawiamy poszczególne punkty, a następnie staramy się skrócić programy napisane uprzednio. Warto również przeprowadzić ćwiczenie z obsługi plików. W tym celu można posłużyć się zadaniem maturalnym z informatyki rozszerzonej (część 2). Dostępnym na stronach CKE (większa satysfakcja z wykonania zadania).</text:span></text:p>
      <text:h text:style-name="Heading_20_4" text:outline-level="4"><text:span text:style-name="T78">Gra robotów</text:span> (Robot Game)</text:h>
      <text:p text:style-name="P36"><text:span text:style-name="T35">Czas realizacji</text:span>: <text:span text:style-name="T94">3 * 45 min. </text:span></text:p>
      <text:p text:style-name="P22"><text:span text:style-name="T38">Metody</text:span><text:span text:style-name="T66">: omówienie zasad gry, pokaz rozgrywki między przykładowymi robotami, kodowanie klasy robota z wykorzystaniem "klocków" (gotowego kodu), uruchamianie kolejnych walk.</text:span></text:p>
      <text:p text:style-name="P38"><text:span text:style-name="T40">Programy, m</text:span><text:span text:style-name="T36">ateriały </text:span><text:span text:style-name="T39">i środki</text:span><text:span text:style-name="T65">: Python 2.7.x, biblioteka </text:span><text:span text:style-name="T11">rgkit</text:span><text:span text:style-name="T65">, przykładowe roboty z repozytorium </text:span><text:span text:style-name="T11">robotgame-bots</text:span><text:span text:style-name="T65"> oraz skrypt </text:span><text:span text:style-name="T11">rgsimulator</text:span><text:span text:style-name="T65">, edytor kodu, terminal, zalecany system Linux live </text:span><text:span text:style-name="T11">LxPupTahr</text:span><text:span text:style-name="T65">, wersja HTML scenariusza </text:span><text:span text:style-name="T31">Gra robotów</text:span>, końcowy kod przykładowego robota <text:span text:style-name="T80">w wersji A i B</text:span>, koniecznie <text:span text:style-name="T80">(!)</text:span> kody <text:span text:style-name="T81">wersji </text:span>pośredni<text:span text:style-name="T81">ch</text:span>. <text:span text:style-name="T82">Projektor, dostęp do internetu lub scenariusz offline w wersji HTML dla każdego uczestnika.</text:span></text:p>
      <text:p text:style-name="P25"><text:span text:style-name="T35">Realizacja</text:span>: <text:span text:style-name="T70">Na początku omawiamy </text:span><text:a xlink:type="simple" xlink:href="http://python101.readthedocs.org/pl/latest/rg/zasady.html" text:style-name="Internet_20_link" text:visited-style-name="Visited_20_Internet_20_Link"><text:span text:style-name="T70">przygotowanie środowiska testowego</text:span></text:a><text:span text:style-name="T70">, czyli użycie </text:span><text:span text:style-name="T21">virtualenv</text:span><text:span text:style-name="T89">, instalację biblioteki </text:span><text:span text:style-name="T21">rgkit,</text:span><text:span text:style-name="T89"> </text:span><text:span text:style-name="T21">rgbots</text:span><text:span text:style-name="T57"> </text:span><text:span text:style-name="T54">i </text:span><text:span text:style-name="T13">rgsimulator</text:span><text:span text:style-name="T89">, polecenie </text:span><text:span text:style-name="T21">rgrun</text:span><text:span text:style-name="T13">.</text:span><text:span text:style-name="T54"> </text:span><text:span text:style-name="T55">Uwaga: jeżeli korzystać będziemy z systemu </text:span><text:span text:style-name="T17">LxPupTahr</text:span><text:span text:style-name="T55">, </text:span><text:span text:style-name="T56">w katalogu </text:span><text:span text:style-name="T18">~/robot</text:span><text:span text:style-name="T56"> mamy kompletne wirtualne środowisko pracy.</text:span></text:p>
      <text:p text:style-name="P24">Podstawą jest <text:span text:style-name="T69">zrozumienie</text:span> reguł. <text:span text:style-name="T83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9">Klocki 1</text:span></text:a><text:span text:style-name="T83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83">amy "prawdziwe"</text:span> walk<text:span text:style-name="T83">i, w tym z robotami open source (np. </text:span><text:span text:style-name="T19">stupid26.py</text:span><text:span text:style-name="T83">)</text:span>.</text:p>
      <text:p text:style-name="P28"><text:span text:style-name="T84">Dalej</text:span> <text:span text:style-name="T84">rozwijamy </text:span>strategi<text:span text:style-name="T84">ę działania robota w oparciu o funkcje – </text:span><text:a xlink:type="simple" xlink:href="http://python101.readthedocs.org/pl/latest/rg/klocki02a.html" text:style-name="Internet_20_link" text:visited-style-name="Visited_20_Internet_20_Link"><text:span text:style-name="T84">Klocki 2A</text:span></text:a><text:span text:style-name="T84"> i/lub zbiory – </text:span><text:a xlink:type="simple" xlink:href="http://python101.readthedocs.org/pl/latest/rg/klocki02b.html" text:style-name="Internet_20_link" text:visited-style-name="Visited_20_Internet_20_Link"><text:span text:style-name="T84">Klocki 2B</text:span></text:a><text:span text:style-name="T84">. W zależności od poziomu grupy można przećwiczyć: tylko wersję A, A następnie B, A i B równolegle z porównywaniem kodu. Uwaga: nie mamy czasu na wyjaśnianie szczegółów implementacji, takich np. jak w wyrażenia zbiorów lub funkcje lambda.</text:span></text:p>
      <text:p text:style-name="P39"><text:soft-page-break/><text:span text:style-name="T85">Wprowadzając kolejne zasady, wyjaśniamy</text:span> odwołania do <text:span text:style-name="T67">api </text:span>biblioteki <text:span text:style-name="T6">rg</text:span> w dodawanych "klockach". <text:span text:style-name="T68">Kolejne wersje robota zapisujemy w osobnych plikach, aby można je było konfrontować ze sobą.</text:span></text:p>
      <text:p text:style-name="P32">Zachęcamy uczestników do analizy kodu i zachowań robotów: co nam dało wprowadzenie danej zasady? jak można zmienić kolejność ich stosowania w kodzie? jak zachowują się roboty open source? jak można ulepszyć działanie robota?</text:p>
      <text:h text:style-name="P46" text:outline-level="4">Bazy danych w Pythonie</text:h>
      <text:p text:style-name="P37"><text:span text:style-name="T35">Czas realizacji</text:span>: <text:span text:style-name="T94">45 min. – NIE DO ZREALIZOWANIA w takim czasie!</text:span></text:p>
      <text:p text:style-name="P23"><text:span text:style-name="T38">Metody</text:span><text:span text:style-name="T66">: przedstawienie niskopoziomowej obsługi bazy danych z wykorzystaniem Pythona, <text:s/>kodowanie wykorzystaniem "klocków" (gotowego kodu), poprawianie błędów</text:span></text:p>
      <text:p text:style-name="P40"><text:span text:style-name="T40">Programy, m</text:span><text:span text:style-name="T36">ateriały </text:span><text:span text:style-name="T39">i środki</text:span><text:span text:style-name="T65">: Python 2.7.x, biblioteka </text:span><text:a xlink:type="simple" xlink:href="https://docs.python.org/2/library/sqlite3.html" text:style-name="Internet_20_link" text:visited-style-name="Visited_20_Internet_20_Link">sqlite3 DB-API</text:a>, <text:span text:style-name="T96">oraz</text:span> <text:a xlink:type="simple" xlink:href="http://peewee.readthedocs.org/en/latest/index.html" text:style-name="Internet_20_link" text:visited-style-name="Visited_20_Internet_20_Link">Peewee</text:a> <text:span text:style-name="T96">i</text:span> <text:a xlink:type="simple" xlink:href="http://www.sqlalchemy.org/" text:style-name="Internet_20_link" text:visited-style-name="Visited_20_Internet_20_Link">SQLAlchemy</text:a><text:span text:style-name="T65">, edytor kodu, terminal, zalecany system Linux live </text:span><text:span text:style-name="T11">LxPupTahr</text:span><text:span text:style-name="T65">, wersja HTML scenariusza </text:span><text:span text:style-name="T31">Bazy danych w Pythonie</text:span><text:span text:style-name="T95">, kody wersji pośrednich i całego programu. Ewentualnie dane i treść zadania maturalnego z informatyki rozszerzonej 2015. Projektor, dostęp do internetu lub scenariusz offline w wersji HTML dla każdego uczestnika.</text:span></text:p>
      <text:p text:style-name="P26"><text:span text:style-name="T35">Realizacja</text:span>: <text:span text:style-name="T58">„Na co mnie to?” - odpowiadając na to pytanie możemy (i) opowiedzieć o architekturze MVC stosowanej dość często w internecie (wrócimy do tego w scenariuszach 'aplikacje internetowe'); (ii) wskazać zadanie maturalne infR 2015 – część bazodanowa. Możemy rozszerzyć scenariusz aplikując dane czy też polecenia z ww. zadania do omawianego scenariusza. </text:span><text:span text:style-name="T59">Koniecznie należy zapoznać się ze znajomością grupy na temat SQL w zależności od tego planujemy nasz wykład. </text:span></text:p>
      <text:p text:style-name="P30">Pokazujemy jak obsłużyć bezpośrednio bazę danych a następnie jak zrobić to posługując się 'kontrolerem' czyli skryptem Pythona. </text:p>
      <text:p text:style-name="P27"><text:span text:style-name="T60">Przybliżamy uczestnikom skróty ORM i CRUD i realizujemy program punkt po punkcie. Dobrze by było aby podczas zajęć wykonać zadania z poprzedniej części (gdzie używaliśmy kodu SQL) by uczestnicy mogli docenić zalety ORM.</text:span><text:span text:style-name="T5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52:06.736695419</dc:date>
    <meta:editing-duration>PT10H1M19S</meta:editing-duration>
    <meta:editing-cycles>330</meta:editing-cycles>
    <meta:generator>LibreOffice/4.3.3.2$Linux_x86 LibreOffice_project/430m0$Build-2</meta:generator>
    <dc:creator>smaster </dc:creator>
    <meta:document-statistic meta:table-count="1" meta:image-count="0" meta:object-count="0" meta:page-count="4" meta:paragraph-count="58" meta:word-count="1175" meta:character-count="8815" meta:non-whitespace-character-count="7686"/>
  </office:meta>
</office:document-meta>
</file>